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ato" svg:font-family="Lato, 'Helvetica Neue', Helvetica, Arial, sans-serif"/>
    <style:font-face style:name="Mangal1" svg:font-family="Mangal"/>
    <style:font-face style:name="Open Sans" svg:font-family="'Open Sans', 'Lucida Sans', sans-serif"/>
    <style:font-face style:name="Liberation Serif" svg:font-family="'Liberation Serif'"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variant="normal" fo:text-transform="none" fo:color="#000000" style:font-name="Liberation Serif" fo:font-size="12pt" fo:letter-spacing="normal" fo:font-style="normal" fo:font-weight="normal" officeooo:rsid="001d7f58" officeooo:paragraph-rsid="003024a8" style:font-size-asian="12pt" style:font-weight-asian="bold" style:font-size-complex="12pt" style:font-weight-complex="bold"/>
    </style:style>
    <style:style style:name="P2" style:family="paragraph" style:parent-style-name="Text_20_body">
      <style:text-properties fo:font-variant="normal" fo:text-transform="none" fo:color="#000000" style:font-name="Open Sans" fo:font-size="12pt" fo:letter-spacing="normal" fo:font-style="normal" fo:font-weight="normal" officeooo:paragraph-rsid="0034f2ea" style:font-size-asian="12pt" style:font-size-complex="12pt"/>
    </style:style>
    <style:style style:name="P3" style:family="paragraph" style:parent-style-name="Text_20_body">
      <style:text-properties fo:font-variant="normal" fo:text-transform="none" fo:color="#000000" style:font-name="Open Sans" fo:font-size="12pt" fo:letter-spacing="normal" fo:font-style="normal" fo:font-weight="normal" officeooo:rsid="00426125" officeooo:paragraph-rsid="00426125" style:font-size-asian="12pt" style:font-size-complex="12pt"/>
    </style:style>
    <style:style style:name="P4" style:family="paragraph" style:parent-style-name="Text_20_body">
      <style:text-properties fo:font-variant="normal" fo:text-transform="none" fo:color="#000000" style:font-name="Open Sans" fo:font-size="12pt" fo:letter-spacing="normal" fo:font-style="normal" fo:font-weight="normal" officeooo:rsid="004937c5" officeooo:paragraph-rsid="004937c5" style:font-size-asian="12pt" style:font-size-complex="12pt"/>
    </style:style>
    <style:style style:name="P5" style:family="paragraph" style:parent-style-name="Text_20_body">
      <style:text-properties fo:font-variant="normal" fo:text-transform="none" fo:color="#000000" style:font-name="Open Sans" fo:font-size="12pt" fo:letter-spacing="normal" fo:font-style="normal" fo:font-weight="normal" officeooo:rsid="004d1be6" officeooo:paragraph-rsid="004d1be6"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Open Sans" fo:font-size="12pt" fo:letter-spacing="normal" fo:font-style="normal" fo:font-weight="normal" officeooo:rsid="004d1be6" officeooo:paragraph-rsid="004e4e5f" style:font-size-asian="12pt" style:font-weight-asian="normal" style:font-size-complex="12pt" style:font-weight-complex="normal"/>
    </style:style>
    <style:style style:name="P7" style:family="paragraph" style:parent-style-name="Text_20_body">
      <style:text-properties fo:font-variant="normal" fo:text-transform="none" fo:color="#000000" style:font-name="Open Sans" fo:font-size="12pt" fo:letter-spacing="normal" fo:font-style="normal" fo:font-weight="normal" officeooo:rsid="0054aaed" officeooo:paragraph-rsid="0054aaed" style:font-size-asian="12pt" style:font-weight-asian="normal" style:font-size-complex="12pt" style:font-weight-complex="normal"/>
    </style:style>
    <style:style style:name="P8" style:family="paragraph" style:parent-style-name="Text_20_body">
      <style:text-properties fo:font-variant="normal" fo:text-transform="none" fo:color="#000000" style:font-name="Open Sans" fo:font-size="12pt" fo:letter-spacing="normal" fo:font-style="normal" fo:font-weight="normal" officeooo:rsid="001d7f58" officeooo:paragraph-rsid="003024a8" style:font-size-asian="12pt" style:font-weight-asian="normal" style:font-size-complex="12pt" style:font-weight-complex="normal"/>
    </style:style>
    <style:style style:name="P9" style:family="paragraph" style:parent-style-name="Text_20_body">
      <style:text-properties fo:font-variant="normal" fo:text-transform="none" fo:color="#000000" style:font-name="Open Sans" fo:font-size="12pt" fo:letter-spacing="normal" fo:font-style="normal" fo:font-weight="normal" officeooo:rsid="001d7f58" officeooo:paragraph-rsid="0034f2ea" style:font-size-asian="12pt" style:font-weight-asian="normal" style:font-size-complex="12pt" style:font-weight-complex="normal"/>
    </style:style>
    <style:style style:name="P10" style:family="paragraph" style:parent-style-name="Text_20_body">
      <style:text-properties fo:font-variant="normal" fo:text-transform="none" fo:color="#000000" style:font-name="Open Sans" fo:font-size="12pt" fo:letter-spacing="normal" fo:font-style="normal" fo:font-weight="normal" officeooo:rsid="004937c5" officeooo:paragraph-rsid="004937c5" style:font-size-asian="12pt" style:font-weight-asian="normal" style:font-size-complex="12pt" style:font-weight-complex="normal"/>
    </style:style>
    <style:style style:name="P11" style:family="paragraph" style:parent-style-name="Text_20_body">
      <style:text-properties fo:font-variant="normal" fo:text-transform="none" fo:color="#000000" style:font-name="Open Sans" fo:font-size="12pt" fo:letter-spacing="normal" fo:font-style="normal" fo:font-weight="normal" officeooo:rsid="004937c5" officeooo:paragraph-rsid="004ac2d6" style:font-size-asian="12pt" style:font-weight-asian="normal" style:font-size-complex="12pt" style:font-weight-complex="normal"/>
    </style:style>
    <style:style style:name="P12" style:family="paragraph" style:parent-style-name="Text_20_body">
      <style:text-properties fo:font-variant="normal" fo:text-transform="none" fo:color="#000000" style:font-name="Open Sans" fo:font-size="12pt" fo:letter-spacing="normal" fo:font-style="normal" fo:font-weight="normal" officeooo:rsid="004ac2d6" officeooo:paragraph-rsid="004ac2d6" style:font-size-asian="12pt" style:font-weight-asian="normal" style:font-size-complex="12pt" style:font-weight-complex="normal"/>
    </style:style>
    <style:style style:name="P13" style:family="paragraph" style:parent-style-name="Text_20_body">
      <style:text-properties fo:font-variant="normal" fo:text-transform="none" fo:color="#000000" style:font-name="Open Sans" fo:font-size="12pt" fo:letter-spacing="normal" fo:font-style="normal" fo:font-weight="normal" officeooo:rsid="004ac2d6" officeooo:paragraph-rsid="004d1be6" style:font-size-asian="12pt" style:font-weight-asian="normal" style:font-size-complex="12pt" style:font-weight-complex="normal"/>
    </style:style>
    <style:style style:name="P14" style:family="paragraph" style:parent-style-name="Text_20_body">
      <style:text-properties fo:font-variant="normal" fo:text-transform="none" fo:color="#000000" style:font-name="Open Sans" fo:font-size="12pt" fo:letter-spacing="normal" fo:font-style="normal" fo:font-weight="normal" officeooo:rsid="00569038" officeooo:paragraph-rsid="0054aaed" style:font-size-asian="12pt" style:font-weight-asian="normal" style:font-size-complex="12pt" style:font-weight-complex="normal"/>
    </style:style>
    <style:style style:name="P15" style:family="paragraph" style:parent-style-name="Text_20_body">
      <style:text-properties fo:font-variant="normal" fo:text-transform="none" fo:color="#000000" style:font-name="Open Sans" fo:font-size="12pt" fo:letter-spacing="normal" fo:font-style="normal" fo:font-weight="normal" officeooo:rsid="0059434d" officeooo:paragraph-rsid="0054aaed" style:font-size-asian="12pt" style:font-weight-asian="normal" style:font-size-complex="12pt" style:font-weight-complex="normal"/>
    </style:style>
    <style:style style:name="P16" style:family="paragraph" style:parent-style-name="Text_20_body">
      <style:text-properties fo:font-variant="normal" fo:text-transform="none" fo:color="#000000" style:font-name="Open Sans" fo:font-size="12pt" fo:letter-spacing="normal" fo:font-style="normal" fo:font-weight="normal" officeooo:rsid="0065ab90" officeooo:paragraph-rsid="0054aaed" style:font-size-asian="12pt" style:font-weight-asian="normal" style:font-size-complex="12pt" style:font-weight-complex="normal"/>
    </style:style>
    <style:style style:name="P17" style:family="paragraph" style:parent-style-name="Text_20_body">
      <style:text-properties fo:font-variant="normal" fo:text-transform="none" fo:color="#000000" style:font-name="Open Sans" fo:font-size="12pt" fo:letter-spacing="normal" fo:font-style="normal" fo:font-weight="normal" officeooo:rsid="00676935" officeooo:paragraph-rsid="0054aaed" style:font-size-asian="12pt" style:font-weight-asian="normal" style:font-size-complex="12pt" style:font-weight-complex="normal"/>
    </style:style>
    <style:style style:name="P18" style:family="paragraph" style:parent-style-name="Text_20_body">
      <style:text-properties fo:font-variant="normal" fo:text-transform="none" fo:color="#000000" style:font-name="Open Sans" fo:font-size="12pt" fo:letter-spacing="normal" fo:font-style="normal" fo:font-weight="normal" officeooo:rsid="00676935" officeooo:paragraph-rsid="00676935" style:font-size-asian="12pt" style:font-weight-asian="normal" style:font-size-complex="12pt" style:font-weight-complex="normal"/>
    </style:style>
    <style:style style:name="P19" style:family="paragraph" style:parent-style-name="Text_20_body">
      <style:text-properties fo:font-variant="normal" fo:text-transform="none" fo:color="#000000" style:font-name="Open Sans" fo:font-size="12pt" fo:letter-spacing="normal" fo:font-style="normal" fo:font-weight="normal" officeooo:rsid="006b1f9b" officeooo:paragraph-rsid="006b1f9b" style:font-size-asian="12pt" style:font-weight-asian="normal" style:font-size-complex="12pt" style:font-weight-complex="normal"/>
    </style:style>
    <style:style style:name="P20" style:family="paragraph" style:parent-style-name="Text_20_body">
      <style:text-properties fo:font-variant="normal" fo:text-transform="none" fo:color="#000000" style:font-name="Open Sans" fo:font-size="12pt" fo:letter-spacing="normal" fo:font-style="normal" fo:font-weight="normal" officeooo:rsid="006c5b38" officeooo:paragraph-rsid="006c4660" style:font-size-asian="12pt" style:font-weight-asian="normal" style:font-size-complex="12pt" style:font-weight-complex="normal"/>
    </style:style>
    <style:style style:name="P21" style:family="paragraph" style:parent-style-name="Text_20_body">
      <style:text-properties fo:font-variant="normal" fo:text-transform="none" fo:color="#000000" style:font-name="Open Sans" fo:font-size="12pt" fo:letter-spacing="normal" fo:font-style="normal" fo:font-weight="normal" officeooo:rsid="006e6eef" officeooo:paragraph-rsid="006e6eef" style:font-size-asian="12pt" style:font-weight-asian="normal" style:font-size-complex="12pt" style:font-weight-complex="normal"/>
    </style:style>
    <style:style style:name="P22" style:family="paragraph" style:parent-style-name="Text_20_body">
      <style:text-properties fo:font-variant="normal" fo:text-transform="none" fo:color="#000000" style:font-name="Open Sans" fo:font-size="12pt" fo:letter-spacing="normal" fo:font-style="normal" fo:font-weight="normal" officeooo:rsid="006e6eef" officeooo:paragraph-rsid="006ea647" style:font-size-asian="12pt" style:font-weight-asian="normal" style:font-size-complex="12pt" style:font-weight-complex="normal"/>
    </style:style>
    <style:style style:name="P23" style:family="paragraph" style:parent-style-name="Text_20_body">
      <style:text-properties fo:font-variant="normal" fo:text-transform="none" fo:color="#000000" style:font-name="Open Sans" fo:font-size="12pt" fo:letter-spacing="normal" fo:font-style="normal" fo:font-weight="normal" officeooo:rsid="006ea647" officeooo:paragraph-rsid="006ea647" style:font-size-asian="12pt" style:font-weight-asian="normal" style:font-size-complex="12pt" style:font-weight-complex="normal"/>
    </style:style>
    <style:style style:name="P24" style:family="paragraph" style:parent-style-name="Text_20_body">
      <style:text-properties fo:font-variant="normal" fo:text-transform="none" fo:color="#000000" style:font-name="Open Sans" fo:font-size="12pt" fo:letter-spacing="normal" fo:font-style="normal" fo:font-weight="normal" officeooo:rsid="0071b307" officeooo:paragraph-rsid="006ea647" style:font-size-asian="12pt" style:font-weight-asian="normal" style:font-size-complex="12pt" style:font-weight-complex="normal"/>
    </style:style>
    <style:style style:name="P25" style:family="paragraph" style:parent-style-name="Text_20_body">
      <style:text-properties fo:font-variant="normal" fo:text-transform="none" fo:color="#000000" style:font-name="Open Sans" fo:font-size="12pt" fo:letter-spacing="normal" fo:font-style="normal" fo:font-weight="normal" officeooo:rsid="0071b307" officeooo:paragraph-rsid="0071b307" style:font-size-asian="12pt" style:font-weight-asian="normal" style:font-size-complex="12pt" style:font-weight-complex="normal"/>
    </style:style>
    <style:style style:name="P26" style:family="paragraph" style:parent-style-name="Text_20_body">
      <style:text-properties fo:font-variant="normal" fo:text-transform="none" fo:color="#000000" style:font-name="Open Sans" fo:font-size="12pt" fo:letter-spacing="normal" fo:font-style="normal" fo:font-weight="normal" officeooo:rsid="007a34f9" officeooo:paragraph-rsid="007a34f9" fo:background-color="transparent" style:font-size-asian="12pt" style:font-weight-asian="normal" style:font-size-complex="12pt" style:font-weight-complex="normal"/>
    </style:style>
    <style:style style:name="P27" style:family="paragraph" style:parent-style-name="Text_20_body">
      <style:text-properties fo:font-variant="normal" fo:text-transform="none" fo:color="#000000" style:font-name="Open Sans" fo:font-size="12pt" fo:letter-spacing="normal" fo:font-style="normal" fo:font-weight="bold" officeooo:rsid="004d1be6" officeooo:paragraph-rsid="004d1be6" style:font-size-asian="12pt" style:font-weight-asian="bold" style:font-size-complex="12pt" style:font-weight-complex="bold"/>
    </style:style>
    <style:style style:name="P28" style:family="paragraph" style:parent-style-name="Text_20_body">
      <style:text-properties fo:font-variant="normal" fo:text-transform="none" fo:color="#000000" style:font-name="Open Sans" fo:font-size="12pt" fo:letter-spacing="normal" fo:font-style="normal" fo:font-weight="bold" officeooo:rsid="0054aaed" officeooo:paragraph-rsid="0054aaed" style:font-size-asian="12pt" style:font-weight-asian="bold" style:font-size-complex="12pt" style:font-weight-complex="bold"/>
    </style:style>
    <style:style style:name="P29" style:family="paragraph" style:parent-style-name="Text_20_body">
      <style:paragraph-properties fo:text-align="start" style:justify-single-word="false"/>
      <style:text-properties fo:font-variant="normal" fo:text-transform="none" fo:color="#000000" style:font-name="Open Sans" fo:font-size="12pt" fo:letter-spacing="normal" fo:font-style="normal" fo:font-weight="bold" officeooo:rsid="0054aaed" officeooo:paragraph-rsid="0054aaed" style:font-size-asian="12pt" style:font-weight-asian="bold" style:font-size-complex="12pt" style:font-weight-complex="bold"/>
    </style:style>
    <style:style style:name="P30" style:family="paragraph" style:parent-style-name="Text_20_body">
      <style:text-properties fo:font-variant="normal" fo:text-transform="none" fo:color="#000000" style:font-name="Open Sans" fo:font-size="12pt" fo:letter-spacing="normal" fo:font-style="normal" fo:font-weight="bold" officeooo:rsid="0054aaed" officeooo:paragraph-rsid="00676935" style:font-size-asian="12pt" style:font-weight-asian="bold" style:font-size-complex="12pt" style:font-weight-complex="bold"/>
    </style:style>
    <style:style style:name="P31" style:family="paragraph" style:parent-style-name="Text_20_body">
      <style:text-properties fo:font-variant="normal" fo:text-transform="none" fo:color="#000000" style:font-name="Open Sans" fo:font-size="12pt" fo:letter-spacing="normal" fo:font-style="normal" fo:font-weight="bold" officeooo:rsid="00676935" officeooo:paragraph-rsid="00676935" style:font-size-asian="12pt" style:font-weight-asian="bold" style:font-size-complex="12pt" style:font-weight-complex="bold"/>
    </style:style>
    <style:style style:name="P32" style:family="paragraph" style:parent-style-name="Text_20_body">
      <style:text-properties fo:font-variant="normal" fo:text-transform="none" fo:color="#000000" style:font-name="Open Sans" fo:font-size="12pt" fo:letter-spacing="normal" fo:font-style="normal" fo:font-weight="bold" officeooo:rsid="00676935" officeooo:paragraph-rsid="00692780" style:font-size-asian="12pt" style:font-weight-asian="bold" style:font-size-complex="12pt" style:font-weight-complex="bold"/>
    </style:style>
    <style:style style:name="P33" style:family="paragraph" style:parent-style-name="Text_20_body">
      <style:text-properties fo:font-variant="normal" fo:text-transform="none" fo:color="#000000" style:font-name="Open Sans" fo:font-size="12pt" fo:letter-spacing="normal" fo:font-style="normal" fo:font-weight="bold" officeooo:rsid="00692780" officeooo:paragraph-rsid="00692780" style:font-size-asian="12pt" style:font-weight-asian="bold" style:font-size-complex="12pt" style:font-weight-complex="bold"/>
    </style:style>
    <style:style style:name="P34" style:family="paragraph" style:parent-style-name="Text_20_body">
      <style:text-properties fo:font-variant="normal" fo:text-transform="none" fo:color="#000000" style:font-name="Open Sans" fo:font-size="12pt" fo:letter-spacing="normal" fo:font-style="normal" fo:font-weight="bold" officeooo:rsid="006b1f9b" officeooo:paragraph-rsid="006b1f9b" style:font-size-asian="12pt" style:font-weight-asian="bold" style:font-size-complex="12pt" style:font-weight-complex="bold"/>
    </style:style>
    <style:style style:name="P35" style:family="paragraph" style:parent-style-name="Text_20_body">
      <style:text-properties fo:font-variant="normal" fo:text-transform="none" fo:color="#000000" style:font-name="Open Sans" fo:font-size="12pt" fo:letter-spacing="normal" fo:font-style="normal" fo:font-weight="bold" officeooo:rsid="006c4660" officeooo:paragraph-rsid="006c4660" style:font-size-asian="12pt" style:font-weight-asian="bold" style:font-size-complex="12pt" style:font-weight-complex="bold"/>
    </style:style>
    <style:style style:name="P36" style:family="paragraph" style:parent-style-name="Text_20_body">
      <style:text-properties fo:font-variant="normal" fo:text-transform="none" fo:color="#000000" style:font-name="Open Sans" fo:font-size="12pt" fo:letter-spacing="normal" fo:font-style="normal" fo:font-weight="bold" officeooo:rsid="006ea647" officeooo:paragraph-rsid="006ea647" style:font-size-asian="12pt" style:font-weight-asian="bold" style:font-size-complex="12pt" style:font-weight-complex="bold"/>
    </style:style>
    <style:style style:name="P37" style:family="paragraph" style:parent-style-name="Text_20_body">
      <style:text-properties fo:font-variant="normal" fo:text-transform="none" fo:color="#000000" style:font-name="Open Sans" fo:font-size="12pt" fo:letter-spacing="normal" fo:font-style="normal" fo:font-weight="bold" officeooo:rsid="004d1be6" officeooo:paragraph-rsid="004d1be6" style:font-size-asian="12pt" style:font-size-complex="12pt"/>
    </style:style>
    <style:style style:name="P38" style:family="paragraph" style:parent-style-name="Text_20_body">
      <style:text-properties fo:font-variant="normal" fo:text-transform="none" fo:color="#000000" style:font-name="Open Sans" fo:font-size="12pt" fo:letter-spacing="normal" fo:font-style="normal" fo:font-weight="bold" officeooo:rsid="00426125" officeooo:paragraph-rsid="004937c5" style:font-size-asian="12pt" style:font-weight-asian="normal" style:font-size-complex="12pt" style:font-weight-complex="normal"/>
    </style:style>
    <style:style style:name="P39" style:family="paragraph" style:parent-style-name="Text_20_body">
      <style:text-properties fo:font-variant="normal" fo:text-transform="none" fo:color="#000000" style:font-name="Open Sans1" fo:font-size="12pt" fo:letter-spacing="normal" fo:font-style="normal" fo:font-weight="normal" officeooo:rsid="001d7f58" officeooo:paragraph-rsid="001f939d" style:font-size-asian="12pt" style:font-weight-asian="bold" style:font-size-complex="12pt" style:font-weight-complex="bold"/>
    </style:style>
    <style:style style:name="P40" style:family="paragraph" style:parent-style-name="Text_20_body">
      <style:text-properties officeooo:rsid="002de085" officeooo:paragraph-rsid="002f4674"/>
    </style:style>
    <style:style style:name="P41" style:family="paragraph" style:parent-style-name="Text_20_body">
      <style:text-properties officeooo:paragraph-rsid="003024a8"/>
    </style:style>
    <style:style style:name="P42" style:family="paragraph" style:parent-style-name="Text_20_body">
      <style:text-properties style:font-name="Open Sans1" officeooo:rsid="002de085" officeooo:paragraph-rsid="003024a8"/>
    </style:style>
    <style:style style:name="P43" style:family="paragraph" style:parent-style-name="Standard">
      <style:text-properties officeooo:rsid="001d7f58" officeooo:paragraph-rsid="001d7f58"/>
    </style:style>
    <style:style style:name="P44" style:family="paragraph" style:parent-style-name="Standard">
      <style:text-properties officeooo:paragraph-rsid="001f939d"/>
    </style:style>
    <style:style style:name="P45" style:family="paragraph" style:parent-style-name="Standard">
      <style:text-properties officeooo:paragraph-rsid="00205c96"/>
    </style:style>
    <style:style style:name="P46" style:family="paragraph" style:parent-style-name="Standard">
      <style:text-properties fo:font-variant="normal" fo:text-transform="none" fo:color="#004d40" style:font-name="Liberation Serif" fo:font-size="12pt" fo:letter-spacing="normal" fo:font-style="normal" fo:font-weight="normal" officeooo:rsid="001d7f58" officeooo:paragraph-rsid="001f939d" style:font-size-asian="12pt" style:font-weight-asian="bold" style:font-size-complex="12pt" style:font-weight-complex="bold"/>
    </style:style>
    <style:style style:name="P47" style:family="paragraph" style:parent-style-name="Standard">
      <style:text-properties fo:font-variant="normal" fo:text-transform="none" fo:color="#004d40" style:font-name="Liberation Serif" fo:font-size="12pt" fo:letter-spacing="normal" fo:font-style="normal" fo:font-weight="normal" officeooo:rsid="001d7f58" officeooo:paragraph-rsid="001d7f58" style:font-size-asian="12pt" style:font-weight-asian="bold" style:font-size-complex="12pt" style:font-weight-complex="bold"/>
    </style:style>
    <style:style style:name="P48" style:family="paragraph" style:parent-style-name="Standard">
      <style:text-properties fo:font-variant="normal" fo:text-transform="none" fo:color="#004d40" style:font-name="Liberation Serif" fo:font-size="12pt" fo:letter-spacing="normal" fo:font-style="normal" fo:font-weight="normal" officeooo:rsid="001f939d" officeooo:paragraph-rsid="001f939d" style:font-size-asian="12pt" style:font-weight-asian="bold" style:font-size-complex="12pt" style:font-weight-complex="bold"/>
    </style:style>
    <style:style style:name="P49" style:family="paragraph" style:parent-style-name="Standard">
      <style:text-properties fo:font-variant="normal" fo:text-transform="none" fo:color="#004d40" style:font-name="Liberation Serif" fo:font-size="12pt" fo:letter-spacing="normal" fo:font-style="normal" fo:font-weight="bold" officeooo:rsid="001d7f58" officeooo:paragraph-rsid="001f939d" style:font-size-asian="12pt" style:font-weight-asian="bold" style:font-size-complex="12pt" style:font-weight-complex="bold"/>
    </style:style>
    <style:style style:name="P50" style:family="paragraph" style:parent-style-name="Standard">
      <style:text-properties fo:font-variant="normal" fo:text-transform="none" fo:color="#000000" style:font-name="Open Sans1" fo:font-size="12pt" fo:letter-spacing="normal" fo:font-style="normal" fo:font-weight="normal" officeooo:rsid="001d7f58" officeooo:paragraph-rsid="00205c96" style:font-size-asian="12pt" style:font-weight-asian="bold" style:font-size-complex="12pt" style:font-weight-complex="bold"/>
    </style:style>
    <style:style style:name="P51" style:family="paragraph" style:parent-style-name="Standard">
      <style:text-properties fo:font-variant="normal" fo:text-transform="none" fo:color="#000000" style:font-name="Open Sans1" fo:font-size="12pt" fo:letter-spacing="normal" fo:font-style="normal" fo:font-weight="normal" officeooo:rsid="001d7f58" officeooo:paragraph-rsid="001f939d" style:font-size-asian="12pt" style:font-weight-asian="bold" style:font-size-complex="12pt" style:font-weight-complex="bold"/>
    </style:style>
    <style:style style:name="P52"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1d7f58" officeooo:paragraph-rsid="001d7f58"/>
    </style:style>
    <style:style style:name="P53" style:family="paragraph" style:parent-style-name="Text_20_body">
      <style:paragraph-properties fo:line-height="100%"/>
      <style:text-properties fo:font-variant="normal" fo:text-transform="none" fo:color="#000000" style:font-name="Liberation Serif" fo:font-size="12pt" fo:letter-spacing="normal" fo:font-style="normal" fo:font-weight="normal" officeooo:rsid="003024a8" officeooo:paragraph-rsid="003024a8" style:font-size-asian="12pt" style:font-weight-asian="bold" style:font-size-complex="12pt" style:font-weight-complex="bold"/>
    </style:style>
    <style:style style:name="T1" style:family="text">
      <style:text-properties officeooo:rsid="001d7f58"/>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d7f58" style:font-weight-asian="bold" style:font-weight-complex="bold"/>
    </style:style>
    <style:style style:name="T5" style:family="text">
      <style:text-properties fo:font-weight="bold" officeooo:rsid="0035e5c4" style:font-weight-asian="bold" style:font-weight-complex="bold"/>
    </style:style>
    <style:style style:name="T6" style:family="text">
      <style:text-properties fo:font-weight="bold" officeooo:rsid="006e6eef" style:font-weight-asian="bold" style:font-weight-complex="bold"/>
    </style:style>
    <style:style style:name="T7" style:family="text">
      <style:text-properties fo:font-weight="bold" style:font-weight-asian="normal" style:font-weight-complex="normal"/>
    </style:style>
    <style:style style:name="T8" style:family="text">
      <style:text-properties fo:font-weight="bold" officeooo:rsid="001d7f58" style:font-weight-asian="normal" style:font-weight-complex="normal"/>
    </style:style>
    <style:style style:name="T9" style:family="text">
      <style:text-properties fo:font-weight="bold" officeooo:rsid="003fc5f6" style:font-weight-asian="normal" style:font-weight-complex="normal"/>
    </style:style>
    <style:style style:name="T10" style:family="text">
      <style:text-properties fo:font-weight="bold" officeooo:rsid="0065ab90" fo:background-color="#e3d200" loext:char-shading-value="0" style:font-weight-asian="bold" style:font-weight-complex="bold"/>
    </style:style>
    <style:style style:name="T11" style:family="text">
      <style:text-properties fo:font-weight="bold" officeooo:rsid="00676935" fo:background-color="#e3d200" loext:char-shading-value="0" style:font-weight-asian="bold" style:font-weight-complex="bold"/>
    </style:style>
    <style:style style:name="T12" style:family="text">
      <style:text-properties fo:font-weight="bold" officeooo:rsid="006ff288" fo:background-color="#fff200" loext:char-shading-value="0" style:font-weight-asian="bold" style:font-weight-complex="bold"/>
    </style:style>
    <style:style style:name="T13" style:family="text">
      <style:text-properties fo:font-weight="bold" officeooo:rsid="006e6eef" fo:background-color="#fff200" loext:char-shading-value="0" style:font-weight-asian="bold" style:font-weight-complex="bold"/>
    </style:style>
    <style:style style:name="T14" style:family="text">
      <style:text-properties fo:font-weight="bold" officeooo:rsid="007a34f9" fo:background-color="#fff200" loext:char-shading-value="0" style:font-weight-asian="bold" style:font-weight-complex="bold"/>
    </style:style>
    <style:style style:name="T15" style:family="text">
      <style:text-properties fo:font-variant="normal" fo:text-transform="none" fo:color="#004d40" style:font-name="Liberation Serif" fo:font-size="12pt" fo:letter-spacing="normal" fo:font-style="normal" fo:font-weight="normal" style:font-size-asian="12pt" style:font-weight-asian="bold" style:font-size-complex="12pt" style:font-weight-complex="bold"/>
    </style:style>
    <style:style style:name="T16" style:family="text">
      <style:text-properties fo:font-variant="normal" fo:text-transform="none" fo:color="#004d40" style:font-name="Liberation Serif" fo:font-size="12pt" fo:letter-spacing="normal" fo:font-style="normal" fo:font-weight="normal" officeooo:rsid="001d7f58" style:font-size-asian="12pt" style:font-weight-asian="bold" style:font-size-complex="12pt" style:font-weight-complex="bold"/>
    </style:style>
    <style:style style:name="T17" style:family="text">
      <style:text-properties fo:font-variant="normal" fo:text-transform="none" fo:color="#004d40" style:font-name="Liberation Serif" fo:font-size="12pt" fo:letter-spacing="normal" fo:font-style="normal" fo:font-weight="bold" officeooo:rsid="001d7f58" style:font-size-asian="12pt" style:font-weight-asian="bold" style:font-size-complex="12pt" style:font-weight-complex="bold"/>
    </style:style>
    <style:style style:name="T18" style:family="text">
      <style:text-properties fo:font-variant="normal" fo:text-transform="none" fo:color="#004d40" style:font-name="Liberation Serif" fo:font-size="12pt" fo:letter-spacing="normal" fo:font-style="normal" fo:font-weight="bold" officeooo:rsid="001f939d" style:font-size-asian="12pt" style:font-weight-asian="bold" style:font-size-complex="12pt" style:font-weight-complex="bold"/>
    </style:style>
    <style:style style:name="T19" style:family="text">
      <style:text-properties fo:font-variant="normal" fo:text-transform="none" fo:color="#000000" style:font-name="Liberation Serif" fo:font-size="12pt" fo:letter-spacing="normal" fo:font-style="normal" fo:font-weight="bold" officeooo:rsid="001d7f58" style:font-size-asian="12pt" style:font-weight-asian="bold" style:font-size-complex="12pt" style:font-weight-complex="bold"/>
    </style:style>
    <style:style style:name="T20" style:family="text">
      <style:text-properties fo:font-variant="normal" fo:text-transform="none" fo:color="#000000" style:font-name="Liberation Serif" fo:font-size="12pt" fo:letter-spacing="normal" fo:font-style="normal" fo:font-weight="normal" officeooo:rsid="001d7f58" style:font-size-asian="12pt" style:font-weight-asian="bold" style:font-size-complex="12pt" style:font-weight-complex="bold"/>
    </style:style>
    <style:style style:name="T21" style:family="text">
      <style:text-properties fo:font-variant="normal" fo:text-transform="none" fo:color="#000000" style:font-name="Liberation Serif" fo:font-size="12pt" fo:letter-spacing="normal" fo:font-style="normal" fo:font-weight="normal" officeooo:rsid="00205c96" style:font-size-asian="12pt" style:font-weight-asian="bold" style:font-size-complex="12pt" style:font-weight-complex="bold"/>
    </style:style>
    <style:style style:name="T22" style:family="text">
      <style:text-properties fo:font-variant="normal" fo:text-transform="none" fo:color="#000000" style:text-line-through-style="none" style:text-line-through-type="none" style:font-name="Open Sans" fo:font-size="12pt" fo:letter-spacing="normal" fo:font-style="normal" style:text-underline-style="none" fo:font-weight="normal" officeooo:rsid="001d7f58" style:text-blinking="false" style:font-size-asian="12pt" style:font-weight-asian="normal" style:font-size-complex="12pt" style:font-weight-complex="normal" loext:padding="0in" loext:border="none"/>
    </style:style>
    <style:style style:name="T23" style:family="text">
      <style:text-properties fo:font-variant="normal" fo:text-transform="none" fo:color="#000000" style:text-line-through-style="none" style:text-line-through-type="none" style:font-name="Open Sans" fo:font-size="13.5pt" fo:letter-spacing="normal" fo:font-style="normal" style:text-underline-style="none" fo:font-weight="normal" officeooo:rsid="003024a8" style:text-blinking="false" style:font-size-asian="12pt" style:font-weight-asian="normal" style:font-size-complex="12pt" style:font-weight-complex="normal" loext:padding="0in" loext:border="none"/>
    </style:style>
    <style:style style:name="T24" style:family="text">
      <style:text-properties fo:font-variant="normal" fo:text-transform="none" fo:color="#000000" style:text-line-through-style="none" style:text-line-through-type="none" style:font-name="Open Sans1" fo:font-size="12pt" fo:letter-spacing="normal" fo:font-style="normal" style:text-underline-style="none" fo:font-weight="normal" officeooo:rsid="001d7f58" style:text-blinking="false" style:font-size-asian="12pt" style:font-weight-asian="bold" style:font-size-complex="12pt" style:font-weight-complex="bold" loext:padding="0in" loext:border="none"/>
    </style:style>
    <style:style style:name="T25" style:family="text">
      <style:text-properties fo:font-variant="normal" fo:text-transform="none" fo:color="#000000" style:font-name="Open Sans" fo:font-size="12pt" fo:letter-spacing="normal" fo:font-style="normal" fo:font-weight="normal" officeooo:rsid="001d7f58" style:font-size-asian="12pt" style:font-weight-asian="normal" style:font-size-complex="12pt" style:font-weight-complex="normal"/>
    </style:style>
    <style:style style:name="T26" style:family="text">
      <style:text-properties fo:font-variant="normal" fo:text-transform="none" fo:color="#000000" style:font-name="Open Sans1" fo:font-size="12pt" fo:letter-spacing="normal" fo:font-style="normal" fo:font-weight="normal" officeooo:rsid="001d7f58" style:font-size-asian="12pt" style:font-weight-asian="normal" style:font-size-complex="12pt" style:font-weight-complex="normal"/>
    </style:style>
    <style:style style:name="T27" style:family="text">
      <style:text-properties fo:font-variant="normal" fo:text-transform="none" fo:color="#000000" style:font-name="Open Sans1" fo:font-size="12pt" fo:letter-spacing="normal" fo:font-style="normal" fo:font-weight="normal" officeooo:rsid="001d7f58" style:font-size-asian="12pt" style:font-weight-asian="bold" style:font-size-complex="12pt" style:font-weight-complex="bold"/>
    </style:style>
    <style:style style:name="T28" style:family="text">
      <style:text-properties fo:font-variant="normal" fo:text-transform="none" fo:color="#000000" style:font-name="Open Sans1" fo:font-size="12pt" fo:letter-spacing="normal" fo:font-style="normal" fo:font-weight="normal" officeooo:rsid="00205c96" style:font-size-asian="12pt" style:font-weight-asian="bold" style:font-size-complex="12pt" style:font-weight-complex="bold"/>
    </style:style>
    <style:style style:name="T29" style:family="text">
      <style:text-properties fo:font-variant="normal" fo:text-transform="none" fo:color="#000000" fo:font-size="12pt" fo:letter-spacing="normal" fo:font-style="normal" fo:font-weight="bold" officeooo:rsid="001d7f58" style:font-size-asian="12pt" style:font-weight-asian="bold" style:font-size-complex="12pt" style:font-weight-complex="bold"/>
    </style:style>
    <style:style style:name="T30" style:family="text">
      <style:text-properties fo:font-variant="normal" fo:text-transform="none" fo:color="#000000" fo:font-size="12pt" fo:letter-spacing="normal" fo:font-style="normal" fo:font-weight="bold" officeooo:rsid="002f4674" style:font-size-asian="12pt" style:font-weight-asian="bold" style:font-size-complex="12pt" style:font-weight-complex="bold"/>
    </style:style>
    <style:style style:name="T31" style:family="text">
      <style:text-properties fo:font-variant="normal" fo:text-transform="none" fo:color="#000000" fo:font-size="12pt" fo:letter-spacing="normal" fo:font-style="normal" fo:font-weight="normal" officeooo:rsid="001d7f58" style:font-size-asian="12pt" style:font-weight-asian="bold" style:font-size-complex="12pt" style:font-weight-complex="bold"/>
    </style:style>
    <style:style style:name="T32" style:family="text">
      <style:text-properties fo:font-weight="normal" style:font-weight-asian="normal" style:font-weight-complex="normal"/>
    </style:style>
    <style:style style:name="T33" style:family="text">
      <style:text-properties fo:font-weight="normal" officeooo:rsid="00569038" style:font-weight-asian="normal" style:font-weight-complex="normal"/>
    </style:style>
    <style:style style:name="T34" style:family="text">
      <style:text-properties fo:font-weight="normal" officeooo:rsid="0059434d" style:font-weight-asian="normal" style:font-weight-complex="normal"/>
    </style:style>
    <style:style style:name="T35" style:family="text">
      <style:text-properties fo:font-weight="normal" officeooo:rsid="0065ab90" style:font-weight-asian="normal" style:font-weight-complex="normal"/>
    </style:style>
    <style:style style:name="T36" style:family="text">
      <style:text-properties fo:font-weight="normal" officeooo:rsid="00676935" style:font-weight-asian="normal" style:font-weight-complex="normal"/>
    </style:style>
    <style:style style:name="T37" style:family="text">
      <style:text-properties fo:font-weight="normal" officeooo:rsid="00692780" style:font-weight-asian="normal" style:font-weight-complex="normal"/>
    </style:style>
    <style:style style:name="T38" style:family="text">
      <style:text-properties fo:font-weight="normal" officeooo:rsid="006c5b38" style:font-weight-asian="normal" style:font-weight-complex="normal"/>
    </style:style>
    <style:style style:name="T39" style:family="text">
      <style:text-properties fo:font-weight="normal" fo:background-color="#fff200" loext:char-shading-value="0" style:font-weight-asian="normal" style:font-weight-complex="normal"/>
    </style:style>
    <style:style style:name="T40" style:family="text">
      <style:text-properties fo:font-weight="normal" officeooo:rsid="0065ab90" fo:background-color="#fff200" loext:char-shading-value="0" style:font-weight-asian="normal" style:font-weight-complex="normal"/>
    </style:style>
    <style:style style:name="T41" style:family="text">
      <style:text-properties style:font-weight-asian="normal" style:font-weight-complex="normal"/>
    </style:style>
    <style:style style:name="T42" style:family="text">
      <style:text-properties officeooo:rsid="0035e5c4" style:font-weight-asian="normal" style:font-weight-complex="normal"/>
    </style:style>
    <style:style style:name="T43" style:family="text">
      <style:text-properties style:font-weight-asian="bold" style:font-weight-complex="bold"/>
    </style:style>
    <style:style style:name="T44" style:family="text">
      <style:text-properties officeooo:rsid="004e4e5f"/>
    </style:style>
    <style:style style:name="T45" style:family="text">
      <style:text-properties officeooo:rsid="004eb851"/>
    </style:style>
    <style:style style:name="T46" style:family="text">
      <style:text-properties officeooo:rsid="00676935" fo:background-color="#e3d200" loext:char-shading-value="0"/>
    </style:style>
    <style:style style:name="T47" style:family="text">
      <style:text-properties officeooo:rsid="00676935" fo:background-color="#e3d200" loext:char-shading-value="0" style:font-weight-asian="normal" style:font-weight-complex="normal"/>
    </style:style>
    <style:style style:name="T48" style:family="text">
      <style:text-properties officeooo:rsid="00676935"/>
    </style:style>
    <style:style style:name="T49" style:family="text">
      <style:text-properties officeooo:rsid="00692780"/>
    </style:style>
    <style:style style:name="T50" style:family="text">
      <style:text-properties officeooo:rsid="006b1f9b"/>
    </style:style>
    <style:style style:name="T51" style:family="text">
      <style:text-properties officeooo:rsid="006e6eef"/>
    </style:style>
    <style:style style:name="T52" style:family="text">
      <style:text-properties officeooo:rsid="006ea647"/>
    </style:style>
    <style:style style:name="T53" style:family="text">
      <style:text-properties officeooo:rsid="00676935" fo:background-color="#fff200" loext:char-shading-value="0"/>
    </style:style>
    <style:style style:name="T54" style:family="text">
      <style:text-properties officeooo:rsid="006c4660" fo:background-color="#fff200" loext:char-shading-value="0"/>
    </style:style>
    <style:style style:name="T55" style:family="text">
      <style:text-properties fo:color="#3a464e"/>
    </style:style>
    <style:style style:name="T56" style:family="text">
      <style:text-properties fo:color="#3a464e" style:font-name="La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SQL Injetion: <text:s text:c="119"/><text:span text:style-name="T46">26</text:span><text:span text:style-name="T10">/</text:span><text:span text:style-name="T11">06</text:span><text:span text:style-name="T10">/2018</text:span></text:p>
      <text:p text:style-name="P43"/>
      <text:p text:style-name="P43">→ Most of the time SQL Injection will happen through input and those are from without validated inputs from input box.</text:p>
      <text:p text:style-name="P43"/>
      <text:p text:style-name="P43">→ We are doing input validation in 3 ways.</text:p>
      <text:p text:style-name="P43"/>
      <text:p text:style-name="P44"><text:span text:style-name="T1">I) </text:span><text:span text:style-name="T4">Whitelisting:</text:span></text:p>
      <text:p text:style-name="P44"><text:span text:style-name="T17">→</text:span><text:span text:style-name="T18"> </text:span><text:span text:style-name="T20">When a whitelist is used, all entities are denied access, except those included in the </text:span><text:span text:style-name="T21">white list.</text:span></text:p>
      <text:p text:style-name="P46"/>
      <text:p text:style-name="P45"><text:span text:style-name="T17">Ex:</text:span><text:span text:style-name="T16"> <text:s text:c="4"/></text:span></text:p>
      <text:p text:style-name="P45"><text:span text:style-name="T27">A network administrator may configure a </text:span><text:a xlink:type="simple" xlink:href="https://techterms.com/definition/firewall" text:style-name="Internet_20_link" text:visited-style-name="Visited_20_Internet_20_Link">firewall</text:a><text:span text:style-name="T24"> </text:span><text:span text:style-name="T27">with a </text:span><text:span text:style-name="T28">white list</text:span><text:span text:style-name="T27"> that only allows specific </text:span><text:a xlink:type="simple" xlink:href="https://techterms.com/definition/ip_address" text:style-name="Internet_20_link" text:visited-style-name="Visited_20_Internet_20_Link">IP addresses</text:a><text:span text:style-name="T24"> </text:span><text:span text:style-name="T27">to access the network.</text:span></text:p>
      <text:p text:style-name="P50"/>
      <text:p text:style-name="P44"><text:span text:style-name="T27">A protected </text:span><text:a xlink:type="simple" xlink:href="https://techterms.com/definition/directory" text:style-name="Internet_20_link" text:visited-style-name="Visited_20_Internet_20_Link"><text:span text:style-name="T24">directory</text:span></text:a><text:span text:style-name="T27"> within a </text:span><text:a xlink:type="simple" xlink:href="https://techterms.com/definition/website" text:style-name="Internet_20_link" text:visited-style-name="Visited_20_Internet_20_Link"><text:span text:style-name="T24">website</text:span></text:a><text:span text:style-name="T27"> may use a whitelist to limit access to certain IP addresses.</text:span></text:p>
      <text:p text:style-name="P51"/>
      <text:p text:style-name="P44"><text:span text:style-name="T27">Some </text:span><text:a xlink:type="simple" xlink:href="https://techterms.com/definition/email" text:style-name="Internet_20_link" text:visited-style-name="Visited_20_Internet_20_Link">e-mail</text:a><text:span text:style-name="T24"> </text:span><text:span text:style-name="T27">systems can be configured to only accept messages from e-mail addresses that have added to a user's whitelist.</text:span></text:p>
      <text:p text:style-name="P51"/>
      <text:p text:style-name="P39">Programmers can use whitelists within programs to ensure only certain objects are modified.</text:p>
      <text:p text:style-name="P39">Whitelists are a good option when only a limited number of entities need to be granted access. Because all items not included in a whitelist are denied access, whitelists are considered more secure than blacklists. However, if only a few entities need to be denied access, a blacklist is more practical. </text:p>
      <text:p text:style-name="P40"><text:span text:style-name="T16">I</text:span><text:span text:style-name="T15">I) </text:span><text:span text:style-name="T19">BlackList:</text:span></text:p>
      <text:p text:style-name="P42"><text:span text:style-name="T29">→</text:span><text:span text:style-name="T30"> <text:s/></text:span><text:span text:style-name="T31">When a blacklist is used for access control, all entities are allowed access, except those listed in the blacklist.</text:span></text:p>
      <text:p text:style-name="P53">Ex:</text:p>
      <text:p text:style-name="P1">Web servers often include a blacklist that denies access from specific IP addresses or ranges of IPs, for security purposes.</text:p>
      <text:p text:style-name="P41"><text:span text:style-name="T23">s</text:span><text:a xlink:type="simple" xlink:href="https://techterms.com/definition/spam" text:style-name="Internet_20_link" text:visited-style-name="Visited_20_Internet_20_Link"><text:span text:style-name="T22">pam</text:span></text:a><text:span text:style-name="T25"> </text:span><text:span text:style-name="T26">filters</text:span><text:span text:style-name="T25"> often include blacklists that reject certain e-mail addresses and specific message content.</text:span></text:p>
      <text:p text:style-name="P8">Programmers may implement blacklists within programs to prevent certain objects from being modified.</text:p>
      <text:p text:style-name="P8"/>
      <text:p text:style-name="P9"><text:soft-page-break/>Since blacklists deny access to specific entities, they are best used when a limited number of items need to be denied access. When most entities need to be denied access, a whitelist approach is more efficient.</text:p>
      <text:p text:style-name="P2"><text:span text:style-name="T42">III) </text:span><text:span text:style-name="T5">BOTH</text:span><text:span text:style-name="T8">:</text:span><text:span text:style-name="T9">(Whitelist and BlackList)</text:span></text:p>
      <text:p text:style-name="P3"><text:span text:style-name="T9">→</text:span><text:span text:style-name="T7"> </text:span><text:span text:style-name="T41">It is a good practice to do both validation in the input field.</text:span></text:p>
      <text:p text:style-name="P38"/>
      <text:p text:style-name="P4"><text:span text:style-name="T3">Types Of Data:</text:span><text:span text:style-name="T41"> <text:s text:c="110"/></text:span><text:span text:style-name="T47">28</text:span><text:span text:style-name="T10">/0</text:span><text:span text:style-name="T11">6</text:span><text:span text:style-name="T10">/2018</text:span></text:p>
      <text:p text:style-name="P10">I) Structured Data: The data only specified inputs only allowed</text:p>
      <text:p text:style-name="P10">ex: Mobile Number Field, Name Field, Email Field</text:p>
      <text:p text:style-name="P12">For Structured Data Input Validation is enough</text:p>
      <text:p text:style-name="P10">ii) Un-Structured Data: The Data is not having any boundary to specified inputs.</text:p>
      <text:p text:style-name="P11">Ex: Comment Box Field.</text:p>
      <text:p text:style-name="P12">For Un-structured data input validation and Output encoding is also required.</text:p>
      <text:p text:style-name="P13"/>
      <text:p text:style-name="P27">How to prevent SQL Injection</text:p>
      <text:p text:style-name="P37"><text:span text:style-name="T43"><text:s/></text:span><text:span text:style-name="T32">Three ways we can prevent SQL Injection:</text:span></text:p>
      <text:p text:style-name="P5"><text:s/>I) Input validation(White list and black list)</text:p>
      <text:p text:style-name="P6">II) Change statement to prepare statement.</text:p>
      <text:p text:style-name="P6"><text:s text:c="2"/>→<text:span text:style-name="T44"> Identify Dynamic Queries.</text:span></text:p>
      <text:p text:style-name="P6"><text:s text:c="2"/>→<text:span text:style-name="T44"> Replace Statement With Prepare Statements.</text:span></text:p>
      <text:p text:style-name="P6"><text:s text:c="2"/>→<text:span text:style-name="T44"> Identify Un-trusted Parameters.</text:span> </text:p>
      <text:p text:style-name="P5">III) Validation on Stored procedures inputs.</text:p>
      <text:p text:style-name="P5"><text:s text:c="2"/>→<text:span text:style-name="T45"> Need to check type safety on stored procedure.</text:span></text:p>
      <text:p text:style-name="P5"><text:s text:c="2"/>→<text:span text:style-name="T45"> Auto filtering we need to use</text:span></text:p>
      <text:p text:style-name="P5"><text:s text:c="2"/>→<text:span text:style-name="T45"> Privilege wise stored procedure need to be implement.</text:span></text:p>
      <text:p text:style-name="P5"/>
      <text:p text:style-name="P28"><text:soft-page-break/>Different In Depth: <text:span text:style-name="T32">its nothing but every layer we need to have validation.</text:span></text:p>
      <text:p text:style-name="P7">Controller → Service layer → DAO layer <text:s/>and Whenever we do convert from one bean to another bean.</text:p>
      <text:p text:style-name="P28">Types validation On URL:</text:p>
      <text:p text:style-name="P28">→ <text:span text:style-name="T32">Need to generate token ID for each and every request.</text:span></text:p>
      <text:p text:style-name="P28"><text:span text:style-name="T32">→ </text:span><text:span text:style-name="T33">Shouldn’t show complete information in URL</text:span></text:p>
      <text:p text:style-name="P14">→ After logout if we try to use the old url then it should go to login page or error page again.</text:p>
      <text:p text:style-name="P29"><text:span text:style-name="T33">→ </text:span><text:span text:style-name="T34">back button should have disabled.</text:span></text:p>
      <text:p text:style-name="P15">→ URL shouldn’t work without CSRF Token.</text:p>
      <text:p text:style-name="P28"><text:span text:style-name="T34">→ In URL we shouldn’t give direct </text:span><text:span text:style-name="T35">reference.</text:span></text:p>
      <text:p text:style-name="P16"/>
      <text:p text:style-name="P30"><text:span text:style-name="T35"><text:s text:c="124"/></text:span><text:span text:style-name="T40"><text:s/></text:span><text:span text:style-name="T53">03/07/2018</text:span><text:span text:style-name="T40"> </text:span></text:p>
      <text:p text:style-name="P30"><text:span text:style-name="T35"><text:s text:c="2"/></text:span><text:span text:style-name="T48">Some Of The Best Practices </text:span><text:span text:style-name="T35"><text:s text:c="95"/></text:span></text:p>
      <text:p text:style-name="P28"><text:span text:style-name="T35">→</text:span><text:span text:style-name="T36"> While developing a web-application we should make timeout for session is not more than 15 min.</text:span></text:p>
      <text:p text:style-name="P17">→ Some of our application is maintaining 60 min as session timeout but that is not recommended.</text:p>
      <text:p text:style-name="P17">→ While developing the application we need to consider below three points.</text:p>
      <text:p text:style-name="P18">1) confidentiality</text:p>
      <text:p text:style-name="P18">2) Availability</text:p>
      <text:p text:style-name="P18">3) Integrity</text:p>
      <text:p text:style-name="P18">→ The application should have satisfied with all three. And it should have at the middle of all three.</text:p>
      <text:p text:style-name="P31"><text:span text:style-name="T32">→ if our system is got hacked then for </text:span>quick/temporary<text:span text:style-name="T32"> fix we need to use WAP</text:span></text:p>
      <text:p text:style-name="P18"/>
      <text:p text:style-name="P18"/>
      <text:p text:style-name="P33"><text:soft-page-break/>Integer Overflow:</text:p>
      <text:p text:style-name="P31"><text:span text:style-name="T32">→</text:span><text:span text:style-name="T37"> For Integer input field we need to do validate otherwise </text:span><text:span text:style-name="T49">integer overflow</text:span><text:span text:style-name="T37"> will happen.</text:span></text:p>
      <text:p text:style-name="P32"><text:span text:style-name="T37">→ If the calculation involved in application we may get </text:span><text:span text:style-name="T49">integer overflow</text:span><text:span text:style-name="T37"> issues.</text:span></text:p>
      <text:p text:style-name="P32"><text:span text:style-name="T37">→ To solve integer overflow issues we need to check </text:span><text:span text:style-name="T49">up casting</text:span><text:span text:style-name="T37">(validation for range) for integers.</text:span></text:p>
      <text:p text:style-name="P32"><text:span text:style-name="T50">Types Of Encoding:</text:span><text:span text:style-name="T37"> </text:span></text:p>
      <text:p text:style-name="P34"><text:span text:style-name="T32">1) </text:span><text:span text:style-name="T37">H</text:span><text:span text:style-name="T32">TML Encoding</text:span></text:p>
      <text:p text:style-name="P19">2) URL Encoding</text:p>
      <text:p text:style-name="P19">3) Unicode Encoding</text:p>
      <text:p text:style-name="P19">4) BASE64 Encoding</text:p>
      <text:p text:style-name="P19">5) HEX Encoding</text:p>
      <text:p text:style-name="P34"><text:span text:style-name="T32"><text:s text:c="130"/></text:span><text:span text:style-name="T39"><text:s/></text:span><text:span text:style-name="T54">05/07/2018</text:span></text:p>
      <text:p text:style-name="P35">→ <text:span text:style-name="T32">With the</text:span> Burp Suite<text:span text:style-name="T32"> i software we can identify the application vulnerability.</text:span></text:p>
      <text:p text:style-name="P35"><text:span text:style-name="T32">→ </text:span><text:span text:style-name="T38">Whenever we send the request Burp Suite will catch the request and we can change the request values and we can send .</text:span></text:p>
      <text:p text:style-name="P20">→ Even in post request also we <text:span text:style-name="T51">can </text:span><text:s/>modif<text:span text:style-name="T51">y the request</text:span>. That’s why we should not give direct reference in the request.</text:p>
      <text:p text:style-name="P20">→<text:span text:style-name="T51"> We have gone through Matter Management Invoice Page and there we identified while providing Quantity and Price which can be changed during sending request through Burp Suite.</text:span></text:p>
      <text:p text:style-name="P20"><text:s text:c="132"/><text:span text:style-name="T12">10</text:span><text:span text:style-name="T13">/07/2018</text:span></text:p>
      <text:p text:style-name="P23"><text:span text:style-name="T6">P</text:span><text:span text:style-name="T3">oints Identified On Login Flow:</text:span></text:p>
      <text:p text:style-name="P20"><text:span text:style-name="T6">→ </text:span><text:span text:style-name="T51">Password policies are defined by customer by their own after set default password policy.</text:span></text:p>
      <text:p text:style-name="P21">→ Password policies are different for different user so we need to check the policies for which are generating</text:p>
      <text:p text:style-name="P21">→ <text:span text:style-name="T52">Internal user can do the configuration for external user on password policy.</text:span></text:p>
      <text:p text:style-name="P21"><text:soft-page-break/>→<text:span text:style-name="T52"> Both user password contains special character’s.</text:span></text:p>
      <text:p text:style-name="P22">→<text:span text:style-name="T52"> Previous password we are not storing in DB</text:span></text:p>
      <text:p text:style-name="P23">→ Challenge Question are identifiable so we need to find other way to go for rest password flow. </text:p>
      <text:p text:style-name="P22">→<text:span text:style-name="T52"> Username &amp; Password shouldn’t match.</text:span></text:p>
      <text:p text:style-name="P36">Types Of Email Link:</text:p>
      <text:p text:style-name="P23">1) At the time of registration</text:p>
      <text:p text:style-name="P23">2) <text:s/>Forget Password Flow</text:p>
      <text:p text:style-name="P23">3) For Each Operation we used to send an email.</text:p>
      <text:p text:style-name="P23"><text:s text:c="128"/><text:span text:style-name="T12">11/07/2018</text:span></text:p>
      <text:p text:style-name="P24">We have tried with different password combination while doing Forgot password flow and we have identified few scenarios need to check.</text:p>
      <text:p text:style-name="P24">1) In Forgot password flow we shouldn’t allow same as username</text:p>
      <text:p text:style-name="P25">2) Not same as last 3 password.</text:p>
      <text:p text:style-name="P25">3) Copy &amp; Paste Option Should be disabled</text:p>
      <text:p text:style-name="P25"><text:s text:c="130"/><text:span text:style-name="T14">12/07/2018</text:span></text:p>
      <text:p text:style-name="P26">1) While doing password reset if we tried to remove parameter from burp then it will be delete from db &amp; its triggered a mail but the same functionality is not available <text:s/>in Prod.</text:p>
      <text:p text:style-name="P26">2) in Prod if user unable to provide the security answer for 3 times then that user will get locked and ask to reach Customer Support.</text:p>
      <text:p text:style-name="P26">3) We have tried to know the user challenge answer by passing multiple request in repater and after first 3 try we are getting mail and asked to set the challenege answer and new password.</text:p>
      <text:p text:style-name="P26"><text:span text:style-name="T3">Denial Service Attack</text:span> :</text:p>
      <text:p text:style-name="P26"><text:span text:style-name="T56">A </text:span><text:span text:style-name="T2">Denial-of-Service (DoS) attack</text:span><text:span text:style-name="T55"> </text:span><text:span text:style-name="T56">is an attack meant to shut down a machine or network, making it inaccessible to its intended users. DoS attacks accomplish this by flooding the target with traffic, or sending it information that triggers a crash. In both instances, the DoS </text:span><text:soft-page-break/><text:span text:style-name="T56">attack deprives legitimate users (i.e. employees, members, or account holders) of the service or resource they expected.</text:span> </text:p>
      <text:p text:style-name="P26"><text:span text:style-name="T56"><text:s text:c="15"/>Victims of DoS attacks often target web servers of high-profile organizations such as banking, commerce, and media companies, or government and trade organizations. Though DoS attacks do not typically result in the theft or loss of significant information or other assets, they can cost the victim a great deal of time and money to handle.</text:span> </text:p>
      <text:p text:style-name="P26"><text:span text:style-name="T56"><text:s text:c="7"/>There are two general methods of DoS attacks: flooding services or crashing services. Flood attacks occur when the system receives too much traffic for the server to buffer, causing them to slow down and eventually stop. Popular flood attacks include:</text:span> </text:p>
      <text:p text:style-name="P25"/>
      <text:p text:style-name="P23"><text:s text:c="134"/></text:p>
      <text:p text:style-name="P23"/>
      <text:p text:style-name="P23"/>
      <text:p text:style-name="P20"/>
      <text:p text:style-name="P20"><text:s text:c="61"/></text:p>
      <text:p text:style-name="P20"><text:s text:c="4"/></text:p>
      <text:p text:style-name="P34"/>
      <text:p text:style-name="P19"/>
      <text:p text:style-name="P18"/>
      <text:p text:style-name="P15"/>
      <text:p text:style-name="P28"/>
      <text:p text:style-name="P7"/>
      <text:p text:style-name="P5"/>
      <text:p text:style-name="P5"/>
      <text:p text:style-name="P5"/>
      <text:p text:style-name="P27"/>
      <text:p text:style-name="P27"/>
      <text:p text:style-name="P11"/>
      <text:p text:style-name="P11"><text:soft-page-break/><text:s/></text:p>
      <text:p text:style-name="P8"/>
      <text:p text:style-name="P1"/>
      <text:p text:style-name="P49"/>
      <text:p text:style-name="P46"/>
      <text:p text:style-name="P46"/>
      <text:p text:style-name="P48"/>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Lato" svg:font-family="Lato, 'Helvetica Neue', Helvetica, Arial, sans-serif"/>
    <style:font-face style:name="Mangal1" svg:font-family="Mangal"/>
    <style:font-face style:name="Open Sans" svg:font-family="'Open Sans', 'Lucida Sans', sans-serif"/>
    <style:font-face style:name="Liberation Serif" svg:font-family="'Liberation Serif'"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2T17:14:39.090000000</meta:creation-date>
    <dc:date>2018-07-26T13:28:39.849000000</dc:date>
    <meta:editing-duration>PT3H27M26S</meta:editing-duration>
    <meta:editing-cycles>42</meta:editing-cycles>
    <meta:generator>LibreOffice/5.4.4.2$Windows_X86_64 LibreOffice_project/2524958677847fb3bb44820e40380acbe820f960</meta:generator>
    <meta:document-statistic meta:table-count="0" meta:image-count="0" meta:object-count="0" meta:page-count="7" meta:paragraph-count="102" meta:word-count="1190" meta:character-count="8228" meta:non-whitespace-character-count="5909"/>
  </office:meta>
</office:document-meta>
</file>